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3e327" officeooo:paragraph-rsid="0013e327"/>
    </style:style>
    <style:style style:name="P2" style:family="paragraph" style:parent-style-name="Footer">
      <style:text-properties officeooo:rsid="0013e327" officeooo:paragraph-rsid="0013e327"/>
    </style:style>
    <style:style style:name="T1" style:family="text">
      <style:text-properties fo:background-color="#87d1d1" loext:char-shading-value="0"/>
    </style:style>
    <style:style style:name="T2" style:family="text">
      <style:text-properties officeooo:rsid="00142f9c"/>
    </style:style>
    <style:style style:name="T3" style:family="text">
      <style:text-properties officeooo:rsid="001696f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e327" officeooo:paragraph-rsid="0013e327"/>
    </style:style>
    <style:style style:name="MP2" style:family="paragraph" style:parent-style-name="Footer">
      <style:text-properties officeooo:rsid="0013e327" officeooo:paragraph-rsid="0013e327"/>
    </style:style>
    <style:style style:name="MT1" style:family="text">
      <style:text-properties officeooo:rsid="001696fe"/>
    </style:style>
    <style:style style:name="MT2" style:family="text">
      <style:text-properties fo:background-color="#87d1d1" loext:char-shading-value="0"/>
    </style:style>
    <style:style style:name="MT3" style:family="text">
      <style:text-properties officeooo:rsid="00142f9c"/>
    </style:style>
    <style:page-layout style:name="Mpm1">
      <style:page-layout-properties fo:page-width="21.001cm" fo:page-height="29.7cm" style:num-format="I" style:print-orientation="portrait" fo:margin-top="2cm" fo:margin-bottom="2cm" fo:margin-left="2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99pt solid #000000" fo:padding-top="0.101cm" fo:padding-bottom="0.101cm" fo:padding-left="0.3cm" fo:padding-right="0.3cm" style:shadow="#00599d 0.101cm 0.101cm" fo:background-color="#87d1d1" style:dynamic-spacing="false" draw:fill="solid" draw:fill-color="#87d1d1" draw:opacity="100%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Informática</text:span> <text:span text:style-name="MT1">básica</text:span><text:tab/>Procesador de textos<text:tab/><text:span text:style-name="MT2"><text:user-defined style:data-style-name="N0" text:name="Escritor">Daniel</text:user-defined></text:span></text:p>
      </style:header>
      <style:footer>
        <text:p text:style-name="MP2">16/10/19<text:tab/>- <text:page-number text:select-page="current">I</text:page-number><text:s/><text:span text:style-name="MT3">de </text:span><text:span text:style-name="MT3"><text:page-count>I</text:page-count></text:span><text:span text:style-name="MT3"><text:s/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116-05 </meta:initial-creator>
    <meta:creation-date>2019-10-16T18:25:59.410583910</meta:creation-date>
    <meta:generator>LibreOffice/6.0.4.1$Linux_X86_64 LibreOffice_project/00m0$Build-1</meta:generator>
    <meta:editing-cycles>3</meta:editing-cycles>
    <meta:editing-duration>PT26M32S</meta:editing-duration>
    <dc:date>2019-10-17T18:12:01.056833746</dc:date>
    <dc:creator>I116-05 </dc:creator>
    <meta:document-statistic meta:table-count="0" meta:image-count="0" meta:object-count="0" meta:page-count="1" meta:paragraph-count="2" meta:word-count="12" meta:character-count="65" meta:non-whitespace-character-count="55"/>
    <meta:user-defined meta:name="Escritor">Daniel</meta:user-defined>
  </office:meta>
</office:document-meta>
</file>